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3"/>
    <style:style style:name="P9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9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10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7" style:family="paragraph" style:parent-style-name="Standard" style:list-style-name="L1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8" style:family="paragraph" style:parent-style-name="Standard" style:list-style-name="L12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9" style:family="paragraph" style:parent-style-name="Standard" style:list-style-name="L1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0" style:family="paragraph" style:parent-style-name="Standard" style:list-style-name="L14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1" style:family="paragraph" style:parent-style-name="Standard" style:list-style-name="L15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2" style:family="paragraph" style:parent-style-name="Standard" style:list-style-name="L16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3" style:family="paragraph" style:parent-style-name="Standard" style:list-style-name="L17"/>
    <style:style style:name="P24" style:family="paragraph" style:parent-style-name="Standard">
      <style:text-properties fo:background-color="#333333"/>
    </style:style>
    <style:style style:name="P2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fo:background-color="#333333" style:font-name-asian="Monospace" style:font-size-asian="10pt" style:font-name-complex="Monospace" style:font-size-complex="10pt"/>
    </style:style>
    <style:style style:name="P2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background-color="#3333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8f8f8"/>
    </style:style>
    <style:style style:name="T3" style:family="text">
      <style:text-properties fo:color="#f8f8f8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f8f8f8" style:font-name="Monospace" fo:font-size="10pt" fo:background-color="#ffff00" style:font-name-asian="Monospace" style:font-size-asian="10pt" style:font-name-complex="Monospace" style:font-size-complex="10pt"/>
    </style:style>
    <style:style style:name="T5" style:family="text">
      <style:text-properties fo:color="#f8f8f8" style:font-name="Monospace" fo:font-size="10pt" fo:background-color="#333333" style:font-name-asian="Monospace" style:font-size-asian="10pt" style:font-name-complex="Monospace" style:font-size-complex="10pt"/>
    </style:style>
    <style:style style:name="T6" style:family="text">
      <style:text-properties fo:color="#cda869"/>
    </style:style>
    <style:style style:name="T7" style:family="text">
      <style:text-properties fo:color="#cda869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cda869" style:font-name="Monospace" fo:font-size="10pt" fo:background-color="#ffff00" style:font-name-asian="Monospace" style:font-size-asian="10pt" style:font-name-complex="Monospace" style:font-size-complex="10pt"/>
    </style:style>
    <style:style style:name="T9" style:family="text">
      <style:text-properties fo:color="#cda869" style:font-name="Monospace" fo:font-size="10pt" fo:background-color="#333333" style:font-name-asian="Monospace" style:font-size-asian="10pt" style:font-name-complex="Monospace" style:font-size-complex="10pt"/>
    </style:style>
    <style:style style:name="T10" style:family="text">
      <style:text-properties fo:color="#cf6a4c"/>
    </style:style>
    <style:style style:name="T11" style:family="text">
      <style:text-properties fo:color="#cf6a4c" style:font-name="Monospace" fo:font-size="10pt" style:font-name-asian="Monospace" style:font-size-asian="10pt" style:font-name-complex="Monospace" style:font-size-complex="10pt"/>
    </style:style>
    <style:style style:name="T12" style:family="text">
      <style:text-properties fo:color="#cf6a4c" style:font-name="Monospace" fo:font-size="10pt" fo:background-color="#ffff00" style:font-name-asian="Monospace" style:font-size-asian="10pt" style:font-name-complex="Monospace" style:font-size-complex="10pt"/>
    </style:style>
    <style:style style:name="T13" style:family="text">
      <style:text-properties fo:color="#cf6a4c" style:font-name="Monospace" fo:font-size="10pt" fo:background-color="#333333" style:font-name-asian="Monospace" style:font-size-asian="10pt" style:font-name-complex="Monospace" style:font-size-complex="10pt"/>
    </style:style>
    <style:style style:name="T14" style:family="text">
      <style:text-properties fo:color="#8f9d6a"/>
    </style:style>
    <style:style style:name="T15" style:family="text">
      <style:text-properties fo:background-color="#ffff00"/>
    </style:style>
    <style:style style:name="T16" style:family="text">
      <style:text-properties fo:background-color="#3333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ACION APLICACION IHOME </text:p>
      <text:p text:style-name="Standard"/>
      <text:p text:style-name="Standard">Ingeniería Bissen</text:p>
      <text:p text:style-name="Standard"/>
      <text:p text:style-name="Standard">Autores: Cristian Morales, Paulo Tarud. </text:p>
      <text:p text:style-name="Standard"/>
      <text:p text:style-name="Standard">INSTALACION DE LA APLICACION</text:p>
      <text:p text:style-name="Standard"/>
      <text:p text:style-name="Standard">Instalar:</text:p>
      <text:list xml:id="list180254969" text:style-name="L17">
        <text:list-item>
          <text:p text:style-name="P23">sendmail (sudo apt-get install sendmail)</text:p>
        </text:list-item>
        <text:list-item>
          <text:p text:style-name="P23">sendemail (sudo apt-get install sendemail)</text:p>
        </text:list-item>
      </text:list>
      <text:p text:style-name="Standard"/>
      <text:p text:style-name="Standard"/>
      <text:p text:style-name="Standard">Configuración correo:</text:p>
      <text:p text:style-name="Standard"><text:s/>Modificar /app/mailers/user_mailer.rb</text:p>
      <text:p text:style-name="Standard"><text:s text:c="4"/>default from: “correo” </text:p>
      <text:p text:style-name="Standard"><text:s/>Modificar /config/environments/production.rb y development.rb <text:s/></text:p>
      <text:p text:style-name="Standard"/>
      <text:p text:style-name="Standard"><text:span text:style-name="T16"><text:s text:c="4"/></text:span><text:span text:style-name="T5">config.action_mailer.delivery_method </text:span><text:span text:style-name="T9">= </text:span><text:span text:style-name="T13">:smtp <text:s/></text:span></text:p>
      <text:p text:style-name="P25"><text:span text:style-name="T10"><text:s text:c="2"/></text:span><text:span text:style-name="T2">config.action_mailer.smtp_settings </text:span><text:span text:style-name="T6">= </text:span><text:span text:style-name="T2">{ <text:s text:c="7"/></text:span></text:p>
      <text:p text:style-name="P25"><text:span text:style-name="T2"><text:s text:c="4"/></text:span><text:span text:style-name="T10">:address <text:s text:c="13"/></text:span><text:span text:style-name="T2">=&gt; </text:span><text:span text:style-name="T14">"smtp.gmail.com"</text:span><text:span text:style-name="T2">, <text:s/></text:span></text:p>
      <text:p text:style-name="P25"><text:span text:style-name="T2"><text:s text:c="4"/></text:span><text:span text:style-name="T10">:port <text:s text:c="16"/></text:span><text:span text:style-name="T2">=&gt; </text:span><text:span text:style-name="T10">587</text:span><text:span text:style-name="T2">, <text:s text:c="14"/></text:span></text:p>
      <text:p text:style-name="P25"><text:span text:style-name="T2"><text:s text:c="4"/></text:span><text:span text:style-name="T10">:domain <text:s text:c="14"/></text:span><text:span text:style-name="T2">=&gt; </text:span><text:span text:style-name="T14">'localhost'</text:span><text:span text:style-name="T2">, <text:s text:c="6"/></text:span></text:p>
      <text:p text:style-name="P25"><text:span text:style-name="T2"><text:s text:c="4"/></text:span><text:span text:style-name="T10">:user_name <text:s text:c="11"/></text:span><text:span text:style-name="T2">=&gt; </text:span><text:span text:style-name="T14">'ihome.bissen'</text:span><text:span text:style-name="T2">, <text:s text:c="3"/></text:span></text:p>
      <text:p text:style-name="P25"><text:span text:style-name="T2"><text:s text:c="4"/></text:span><text:span text:style-name="T10">:password <text:s text:c="12"/></text:span><text:span text:style-name="T2">=&gt; </text:span><text:span text:style-name="T14">'b1ss3n.1h0m3'</text:span><text:span text:style-name="T2">, <text:s text:c="3"/></text:span></text:p>
      <text:p text:style-name="P25"><text:span text:style-name="T2"><text:s text:c="4"/></text:span><text:span text:style-name="T10">:authentication <text:s text:c="6"/></text:span><text:span text:style-name="T2">=&gt; </text:span><text:span text:style-name="T14">'plain'</text:span><text:span text:style-name="T2">, <text:s text:c="10"/></text:span></text:p>
      <text:p text:style-name="P26"><text:span text:style-name="T3"><text:s text:c="4"/></text:span><text:span text:style-name="T11">:enable_starttls_auto </text:span><text:span text:style-name="T3">=&gt; </text:span><text:span text:style-name="T11">true <text:s/></text:span><text:span text:style-name="T3">} <text:s text:c="11"/></text:span></text:p>
      <text:p text:style-name="P24"/>
      <text:p text:style-name="P24"/>
      <text:p text:style-name="Standard">CONTROLADORES</text:p>
      <text:p text:style-name="Standard"/>
      <text:list xml:id="list478212051" text:style-name="L1">
        <text:list-item>
          <text:p text:style-name="P5">accessories_controller: controla todo lo que tiene que ver con el modelo accessories.</text:p>
        </text:list-item>
      </text:list>
      <text:p text:style-name="Standard"><text:tab/></text:p>
      <text:p text:style-name="Standard"/>
      <text:p text:style-name="Standard"/>
      <text:p text:style-name="Standard"/>
      <text:p text:style-name="Standard">VISTAS:</text:p>
      <text:list xml:id="list365209196" text:style-name="L2">
        <text:list-header>
          <text:p text:style-name="P6">Accessories</text:p>
        </text:list-header>
      </text:list>
      <text:list xml:id="list2149212008" text:style-name="L3">
        <text:list-item>
          <text:p text:style-name="P8">_accessory.html.erb : Vista “parcial” que se muestra por cada accesorio de un ibox determinado en la vista principal del home. Es la vista que muestra cada accesorio con sus controles, estados, etc.</text:p>
        </text:list-item>
        <text:list-item>
          <text:p text:style-name="P8">_all.html.erb : Vista que muestra todos los accesorios de un ibox determinado en la vista principal de administracion. Muestra ademas las acciones editar y eliminar.</text:p>
        </text:list-item>
        <text:list-item>
          <text:p text:style-name="P8">_form.html.erb: Formulario para la edicion y creacion de accesorios al modelo.</text:p>
        </text:list-item>
        <text:list-item>
          <text:p text:style-name="P8">back.js : Vista que hace el “Atrás”.</text:p>
        </text:list-item>
        <text:list-item>
          <text:p text:style-name="P8">control.js : No hace nada.</text:p>
        </text:list-item>
        <text:list-item>
          <text:p text:style-name="P8">create.js : Vista que se renderiza despues de crear un accesorio.</text:p>
        </text:list-item>
        <text:list-item>
          <text:p text:style-name="P8">edit.js : Vista que muestra el formulario (_form.html.erb) para la edicion de los accesorios.</text:p>
        </text:list-item>
        <text:list-item>
          <text:p text:style-name="P8">new.js : Vista que muestra el formulario (_form.html.erb) para la creacion de los accesorios.</text:p>
        </text:list-item>
        <text:list-item>
          <text:p text:style-name="P8"><text:soft-page-break/>update.js : Vista que se muestra luego de hacer el update de accesorios. (muestra todos los accesorios actualizados)</text:p>
        </text:list-item>
      </text:list>
      <text:p text:style-name="Standard"/>
      <text:p text:style-name="P2"><text:tab/><text:span text:style-name="T1">Accessory_types:</text:span></text:p>
      <text:list xml:id="list333414041" text:style-name="L4">
        <text:list-item>
          <text:p text:style-name="P9">_accessory_type.html.erb:</text:p>
        </text:list-item>
        <text:list-item>
          <text:p text:style-name="P9">_all.html.erb:</text:p>
        </text:list-item>
        <text:list-item>
          <text:p text:style-name="P9">_form.html.erb:</text:p>
        </text:list-item>
        <text:list-item>
          <text:p text:style-name="P9">back.js.erb:</text:p>
        </text:list-item>
        <text:list-item>
          <text:p text:style-name="P9">create.js.erb:</text:p>
        </text:list-item>
        <text:list-item>
          <text:p text:style-name="P9">destroy.js.erb:</text:p>
        </text:list-item>
        <text:list-item>
          <text:p text:style-name="P9">edit.js.erb:</text:p>
        </text:list-item>
        <text:list-item>
          <text:p text:style-name="P9">new.js.erb:</text:p>
        </text:list-item>
        <text:list-item>
          <text:p text:style-name="P9">update.js.erb</text:p>
        </text:list-item>
      </text:list>
      <text:p text:style-name="P3"/>
      <text:p text:style-name="P3"><text:tab/></text:p>
      <text:p text:style-name="P1"/>
      <text:p text:style-name="P1"/>
      <text:p text:style-name="P1">Actions</text:p>
      <text:list xml:id="list142228433" text:style-name="L5">
        <text:list-item>
          <text:p text:style-name="P10">_action.html.erb</text:p>
        </text:list-item>
      </text:list>
      <text:p text:style-name="P3"/>
      <text:p text:style-name="P1">Admin</text:p>
      <text:list xml:id="list1355220842" text:style-name="L6">
        <text:list-item>
          <text:p text:style-name="P11">index.html.erb: Vista principal de la administracion.</text:p>
        </text:list-item>
      </text:list>
      <text:p text:style-name="P3"/>
      <text:p text:style-name="P1">Cameras</text:p>
      <text:list xml:id="list522233672" text:style-name="L7">
        <text:list-item>
          <text:p text:style-name="P12">_all.html.erb:</text:p>
        </text:list-item>
        <text:list-item>
          <text:p text:style-name="P12">_camera.html.erb:</text:p>
        </text:list-item>
        <text:list-item>
          <text:p text:style-name="P12">_form.html.erb:</text:p>
        </text:list-item>
        <text:list-item>
          <text:p text:style-name="P12">back.js.erb</text:p>
        </text:list-item>
        <text:list-item>
          <text:p text:style-name="P12">create.js.erb</text:p>
        </text:list-item>
        <text:list-item>
          <text:p text:style-name="P12">destroy.js.erb</text:p>
        </text:list-item>
        <text:list-item>
          <text:p text:style-name="P12">edit.js.erb</text:p>
        </text:list-item>
        <text:list-item>
          <text:p text:style-name="P12">new.js.erb</text:p>
        </text:list-item>
        <text:list-item>
          <text:p text:style-name="P12">update.js.erb</text:p>
        </text:list-item>
      </text:list>
      <text:p text:style-name="P3"/>
      <text:p text:style-name="P1">Home</text:p>
      <text:list xml:id="list1223588948" text:style-name="L8">
        <text:list-item>
          <text:p text:style-name="P13">index.html.erb:</text:p>
        </text:list-item>
      </text:list>
      <text:p text:style-name="P3"/>
      <text:p text:style-name="P1">Homeadmin</text:p>
      <text:list xml:id="list797177598" text:style-name="L9">
        <text:list-item>
          <text:p text:style-name="P14">_browseasForm.html.erb</text:p>
        </text:list-item>
        <text:list-item>
          <text:p text:style-name="P14">_indexBrowseAs.html.erb</text:p>
        </text:list-item>
        <text:list-item>
          <text:p text:style-name="P14">_indexIbox.html.erb</text:p>
        </text:list-item>
        <text:list-item>
          <text:p text:style-name="P14">_indexUser.html.erb</text:p>
        </text:list-item>
        <text:list-item>
          <text:p text:style-name="P14">_searchIboxForm.html.erb</text:p>
        </text:list-item>
        <text:list-item>
          <text:p text:style-name="P14">_searchUserForm.html.erb</text:p>
        </text:list-item>
        <text:list-item>
          <text:p text:style-name="P14">browseAs.js.erb</text:p>
        </text:list-item>
        <text:list-item>
          <text:p text:style-name="P14">index.html.erb</text:p>
        </text:list-item>
        <text:list-item>
          <text:p text:style-name="P14"><text:soft-page-break/>searchIboxes.js.erb</text:p>
        </text:list-item>
        <text:list-item>
          <text:p text:style-name="P14">searchUsers.js.erb</text:p>
        </text:list-item>
      </text:list>
      <text:p text:style-name="P3"/>
      <text:p text:style-name="P1">Iboxes</text:p>
      <text:list xml:id="list786570115" text:style-name="L10">
        <text:list-item>
          <text:p text:style-name="P15">_addNewAccessory.html.erb:</text:p>
        </text:list-item>
        <text:list-item>
          <text:p text:style-name="P16">_all_conditions.html.erb:</text:p>
        </text:list-item>
        <text:list-item>
          <text:p text:style-name="P16">_all.html.erb:</text:p>
        </text:list-item>
        <text:list-item>
          <text:p text:style-name="P16">_all2.html.erb:</text:p>
        </text:list-item>
        <text:list-item>
          <text:p text:style-name="P16">_allInactives.html.erb</text:p>
        </text:list-item>
        <text:list-item>
          <text:p text:style-name="P16">_editAccessories.html.erb</text:p>
        </text:list-item>
        <text:list-item>
          <text:p text:style-name="P16">_enable.html.erb</text:p>
        </text:list-item>
        <text:list-item>
          <text:p text:style-name="P16">_form.html.erb</text:p>
        </text:list-item>
        <text:list-item>
          <text:p text:style-name="P16">_formCondition.html.erb</text:p>
        </text:list-item>
        <text:list-item>
          <text:p text:style-name="P16">_ibox.html.erb</text:p>
        </text:list-item>
        <text:list-item>
          <text:p text:style-name="P16">addDefaultAccessories.js.erb</text:p>
        </text:list-item>
        <text:list-item>
          <text:p text:style-name="P16">back_condition.js.erb</text:p>
        </text:list-item>
        <text:list-item>
          <text:p text:style-name="P16">back.js.erb</text:p>
        </text:list-item>
        <text:list-item>
          <text:p text:style-name="P16">create.js.erb</text:p>
        </text:list-item>
        <text:list-item>
          <text:p text:style-name="P16">delete_sensor_condition.js.erb</text:p>
        </text:list-item>
        <text:list-item>
          <text:p text:style-name="P16">destroy.js.erb</text:p>
        </text:list-item>
        <text:list-item>
          <text:p text:style-name="P16">destroyAccessory.js.erb</text:p>
        </text:list-item>
        <text:list-item>
          <text:p text:style-name="P16">edit.js.erb</text:p>
        </text:list-item>
        <text:list-item>
          <text:p text:style-name="P16">enable.js.erb</text:p>
        </text:list-item>
        <text:list-item>
          <text:p text:style-name="P16">listenToAddAccessory.js.erb</text:p>
        </text:list-item>
        <text:list-item>
          <text:p text:style-name="P16">listeToRemoveAccessory.js.erb</text:p>
        </text:list-item>
        <text:list-item>
          <text:p text:style-name="P16">new_sensor_condition.js.erb</text:p>
        </text:list-item>
        <text:list-item>
          <text:p text:style-name="P16">new.js.erb</text:p>
        </text:list-item>
        <text:list-item>
          <text:p text:style-name="P16">pingAccessory.js.erb</text:p>
        </text:list-item>
        <text:list-item>
          <text:p text:style-name="P16">reset.js.erb</text:p>
        </text:list-item>
        <text:list-item>
          <text:p text:style-name="P16">save_sensor_condition.js.erb</text:p>
        </text:list-item>
        <text:list-item>
          <text:p text:style-name="P16">showEnable.js.erb</text:p>
        </text:list-item>
        <text:list-item>
          <text:p text:style-name="P16">update.js.erb</text:p>
        </text:list-item>
      </text:list>
      <text:p text:style-name="P4"/>
      <text:p text:style-name="P4">Profiles</text:p>
      <text:list xml:id="list1798264205" text:style-name="L11">
        <text:list-item>
          <text:p text:style-name="P17">_all.html.erb</text:p>
        </text:list-item>
        <text:list-item>
          <text:p text:style-name="P17">_editSchedulesOLD.html.erb</text:p>
        </text:list-item>
        <text:list-item>
          <text:p text:style-name="P17">_form.html.erb</text:p>
        </text:list-item>
        <text:list-item>
          <text:p text:style-name="P17">_profile.html.erb</text:p>
        </text:list-item>
        <text:list-item>
          <text:p text:style-name="P17">back.js.erb</text:p>
        </text:list-item>
        <text:list-item>
          <text:p text:style-name="P17">create.js.erb</text:p>
        </text:list-item>
        <text:list-item>
          <text:p text:style-name="P17">destroy.js.erb</text:p>
        </text:list-item>
        <text:list-item>
          <text:p text:style-name="P17">edit.js.erb</text:p>
        </text:list-item>
        <text:list-item>
          <text:p text:style-name="P17">index.html.erb</text:p>
        </text:list-item>
        <text:list-item>
          <text:p text:style-name="P17">new.js.erb</text:p>
        </text:list-item>
        <text:list-item>
          <text:p text:style-name="P17">schedules.js.erb</text:p>
        </text:list-item>
        <text:list-item>
          <text:p text:style-name="P17"><text:soft-page-break/>update.js.erb</text:p>
        </text:list-item>
      </text:list>
      <text:p text:style-name="P4"/>
      <text:p text:style-name="P4">Schedules</text:p>
      <text:list xml:id="list1102205499" text:style-name="L12">
        <text:list-item>
          <text:p text:style-name="P18">_actions.html.erb</text:p>
        </text:list-item>
        <text:list-item>
          <text:p text:style-name="P18">_schedule.html.erb</text:p>
        </text:list-item>
        <text:list-item>
          <text:p text:style-name="P18">actions.js.erb</text:p>
        </text:list-item>
        <text:list-item>
          <text:p text:style-name="P18">back.js.erb</text:p>
        </text:list-item>
        <text:list-item>
          <text:p text:style-name="P18">destroyAction.js.erb</text:p>
        </text:list-item>
        <text:list-item>
          <text:p text:style-name="P18">newAction.js.erb</text:p>
        </text:list-item>
        <text:list-item>
          <text:p text:style-name="P18">update.js.erb</text:p>
        </text:list-item>
      </text:list>
      <text:p text:style-name="P4"/>
      <text:p text:style-name="P4">Sessions</text:p>
      <text:list xml:id="list387281703" text:style-name="L13">
        <text:list-item>
          <text:p text:style-name="P19">_formreset.html.erb</text:p>
        </text:list-item>
        <text:list-item>
          <text:p text:style-name="P19">new.html.erb</text:p>
        </text:list-item>
        <text:list-item>
          <text:p text:style-name="P19">receive_code.js.erb</text:p>
        </text:list-item>
        <text:list-item>
          <text:p text:style-name="P19">recover_pass.js.erb</text:p>
        </text:list-item>
        <text:list-item>
          <text:p text:style-name="P19">recover.html.erb</text:p>
        </text:list-item>
      </text:list>
      <text:p text:style-name="P4"/>
      <text:p text:style-name="P4">Shared</text:p>
      <text:list xml:id="list642778742" text:style-name="L14">
        <text:list-item>
          <text:p text:style-name="P20">_flash_messages.html.erb</text:p>
        </text:list-item>
      </text:list>
      <text:p text:style-name="P4"/>
      <text:p text:style-name="P4">User_mailer</text:p>
      <text:list xml:id="list1358246717" text:style-name="L15">
        <text:list-item>
          <text:p text:style-name="P21">recovery_pass.html.erb</text:p>
        </text:list-item>
        <text:list-item>
          <text:p text:style-name="P21">welcome_email.html.erb</text:p>
        </text:list-item>
      </text:list>
      <text:p text:style-name="P4"/>
      <text:p text:style-name="P4">Users</text:p>
      <text:list xml:id="list431887638" text:style-name="L16">
        <text:list-item>
          <text:p text:style-name="P22">_admin.html.erb</text:p>
        </text:list-item>
        <text:list-item>
          <text:p text:style-name="P22">_all.html.erb</text:p>
        </text:list-item>
        <text:list-item>
          <text:p text:style-name="P22">_formAdmin.html.erb</text:p>
        </text:list-item>
        <text:list-item>
          <text:p text:style-name="P22">_formEdit.html.erb</text:p>
        </text:list-item>
        <text:list-item>
          <text:p text:style-name="P22">_formNoAdmin.html.erb</text:p>
        </text:list-item>
        <text:list-item>
          <text:p text:style-name="P22">_newAdmin.html.erb</text:p>
        </text:list-item>
        <text:list-item>
          <text:p text:style-name="P22">back.js.erb</text:p>
        </text:list-item>
        <text:list-item>
          <text:p text:style-name="P22">create.js.erb</text:p>
        </text:list-item>
        <text:list-item>
          <text:p text:style-name="P22">destroy.js.erb</text:p>
        </text:list-item>
        <text:list-item>
          <text:p text:style-name="P22">edit.js.erb</text:p>
        </text:list-item>
        <text:list-item>
          <text:p text:style-name="P22">newAdmin.js.erb</text:p>
        </text:list-item>
        <text:list-item>
          <text:p text:style-name="P22">newNoAdmin.js.erb</text:p>
        </text:list-item>
        <text:list-item>
          <text:p text:style-name="P22">show.html.erb</text:p>
        </text:list-item>
        <text:list-item>
          <text:p text:style-name="P22">show.js.erb</text:p>
        </text:list-item>
        <text:list-item>
          <text:p text:style-name="P22">update.js.erb</text:p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ontreras</meta:initial-creator>
    <meta:creation-date>2012-09-27T16:32:34</meta:creation-date>
    <dc:date>2012-09-28T11:39:01</dc:date>
    <dc:creator>Paulo Contreras</dc:creator>
    <meta:editing-duration>PT12M20S</meta:editing-duration>
    <meta:editing-cycles>5</meta:editing-cycles>
    <meta:generator>LibreOffice/3.4$Linux LibreOffice_project/340m1$Build-502</meta:generator>
    <meta:document-statistic meta:table-count="0" meta:image-count="0" meta:object-count="0" meta:page-count="4" meta:paragraph-count="149" meta:word-count="448" meta:character-count="3721" meta:non-whitespace-character-count="3347"/>
  </office:meta>
</office:document-meta>
</file>